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52.0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0805%2B100nF&amp;trstct=pos_0" xlink:type="simple">KEM X7R0805 100N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P_Radial_D5.0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<text:a xlink:href="https://www.reichelt.de/Elkos-radial-subminiatur/SM-100-16RAD/3/index.html?ACTION=3&amp;LA=2&amp;ARTICLE=25569&amp;GROUPID=3145&amp;artnr=SM+100%2F16RAD&amp;trstct=pol_0" xlink:type="simple">SM 100/16RAD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D4,D6,D9</text:p>
          </table:table-cell>
          <table:table-cell office:value-type="string" calcext:value-type="string">
            <text:p>1206_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www.reichelt.de/SMD-LEDs-Standard/LED-EL-1206-GR1/3/index.html?ACTION=3&amp;LA=446&amp;ARTICLE=156247&amp;GROUPID=3035&amp;artnr=LED+EL+1206+GR1&amp;SEARCH=LED%2B1206%2BGR&amp;trstct=pos_0" xlink:type="simple">LED EL 1206 GR1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,D3,D5,D7,D8,D10,D11</text:p>
          </table:table-cell>
          <table:table-cell office:value-type="string" calcext:value-type="string">
            <text:p>Shotkey-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<text:a xlink:href="https://www.reichelt.de/SB-SKE-4F-Dioden/SD-103BW/3/index.html?ACTION=3&amp;LA=446&amp;ARTICLE=95363&amp;GROUPID=2991&amp;artnr=SD+103BW&amp;SEARCH=schottky%2Bdiode%2Bsod123&amp;trstct=pos_0" xlink:type="simple">SD 103BW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smd_f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<text:a xlink:href="https://www.reichelt.de/SMD-Sicherungen/SMD-SF-1-0A/3/index.html?ACTION=3&amp;LA=446&amp;ARTICLE=23917&amp;GROUPID=7660&amp;artnr=SMD-SF+1%2C0A&amp;SEARCH=smd%2Bsicherung&amp;trstct=pos_8" xlink:type="simple">SMD-SF 1,0A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ldboard I2C</text:p>
          </table:table-cell>
          <table:table-cell office:value-type="string" calcext:value-type="string">
            <text:p>Goldboard_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board I2C</text:p>
          </table:table-cell>
          <table:table-cell office:value-type="string" calcext:value-type="string">
            <text:p><text:a xlink:href="https://www.reichelt.de/Pfosten-Wannenstecker/WSL-10G/3/index.html?ACTION=3&amp;LA=446&amp;ARTICLE=22816&amp;GROUPID=7437&amp;artnr=WSL+10G&amp;SEARCH=wannenstecker&amp;trstct=pos_1" xlink:type="simple">WSL 10G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xy Power</text:p>
          </table:table-cell>
          <table:table-cell office:value-type="string" calcext:value-type="string">
            <text:p>1x2_pin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y Power</text:p>
          </table:table-cell>
          <table:table-cell office:value-type="string" calcext:value-type="string">
            <text:p><text:a xlink:href="https://www.reichelt.de/Buchsenleisten/RND-205-00642/3/index.html?ACTION=3&amp;LA=2&amp;ARTICLE=208868&amp;GROUPID=7435&amp;artnr=RND+205-00642&amp;trstct=pol_9" xlink:type="simple">RND 205-00642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xy</text:p>
          </table:table-cell>
          <table:table-cell office:value-type="string" calcext:value-type="string">
            <text:p>PI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y</text:p>
          </table:table-cell>
          <table:table-cell office:value-type="string" calcext:value-type="string">
            <text:p><text:a xlink:href="https://www.reichelt.de/Buchsenleisten/RND-205-00654/3/index.html?ACTION=3&amp;LA=2&amp;ARTICLE=208880&amp;GROUPID=7435&amp;artnr=RND+205-00654&amp;trstct=pol_3" xlink:type="simple">RND 205-00654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s://www.reichelt.de/SMD-0805-von-1-bis-910-kOhm/SMD-0805-1-00K/3/index.html?ACTION=3&amp;LA=446&amp;ARTICLE=32886&amp;GROUPID=7971&amp;artnr=SMD-0805+1%2C00K&amp;SEARCH=SMD-0805%2B1%252C00K&amp;trstct=pos_0" xlink:type="simple">SMD-0805 1,00K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<text:a xlink:href="https://www.reichelt.de/SMD-0805-von-1-bis-910-kOhm/SMD-0805-4-70K/3/index.html?ACTION=3&amp;LA=446&amp;ARTICLE=32894&amp;GROUPID=7971&amp;artnr=SMD-0805+4%2C70K&amp;SEARCH=SMD-0805%2B4%252C70K&amp;trstct=pos_0" xlink:type="simple">SMD-0805 4,70K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style-name="Default" office:value-type="string" calcext:value-type="string">
            <text:p><text:a xlink:href="https://secure.reichelt.de/index.html?ARTICLE=32882" xlink:type="simple">SMD-0805 470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<text:a xlink:href="https://www.reichelt.de/SMD-0805-von-0-bis-910-Ohm/SMD-0805-220/3/index.html?ACTION=3&amp;LA=446&amp;ARTICLE=32878&amp;GROUPID=7970&amp;artnr=SMD-0805+220&amp;SEARCH=SMD-0805%2B200&amp;trstct=pos_9" xlink:type="simple">SMD-0805 220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15D</text:p>
          </table:table-cell>
          <table:table-cell office:value-type="string" calcext:value-type="string">
            <text:p><text:a xlink:href="https://www.reichelt.de/PCF-I-C-Bus-Controller/PCA-9515-D/3/index.html?ACTION=3&amp;LA=446&amp;ARTICLE=70037&amp;GROUPID=2942&amp;artnr=PCA+9515+D&amp;SEARCH=PCA9515D&amp;trstct=pos_0" xlink:type="simple">PCA 9515 D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S09</text:p>
          </table:table-cell>
          <table:table-cell office:value-type="string" calcext:value-type="string">
            <text:p><text:a xlink:href="https://www.reichelt.de/ICs-A-A-/-A-78S09/3/index.html?ACTION=3&amp;LA=446&amp;ARTICLE=23483&amp;GROUPID=2908&amp;artnr=µA+78S09&amp;SEARCH=78S09&amp;trstct=pos_0" xlink:type="simple">µA 78S0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fill-character> </loext:fill-character>
      <number:text>-   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fill-character> </loext:fill-character>
      <number:text>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2:36:13.220417700</dc:date>
    <meta:editing-duration>PT7M14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